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12">
            <text:p>1512</text:p>
          </table:table-cell>
          <table:table-cell table:style-name="ce23" office:value-type="float" office:value="127">
            <text:p>1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143">
            <text:p>1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00">
            <text:p>10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742">
            <text:p>4742</text:p>
          </table:table-cell>
          <table:table-cell table:style-name="ce23" office:value-type="float" office:value="538">
            <text:p>5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73">
            <text:p>67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05">
            <text:p>90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2">
            <text:p>1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68">
            <text:p>6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17">
            <text:p>1717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806">
            <text:p>3806</text:p>
          </table:table-cell>
          <table:table-cell table:style-name="ce23" office:value-type="float" office:value="346">
            <text:p>3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548">
            <text:p>8548</text:p>
          </table:table-cell>
          <table:table-cell table:style-name="ce23" office:value-type="float" office:value="884">
            <text:p>88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